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Andika Basic" svg:font-family="'Andika Basic'"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color="#6b2394" style:font-name="Andika Basic" fo:font-size="22pt" fo:text-shadow="1pt 1pt" style:text-underline-style="solid" style:text-underline-type="double" style:text-underline-width="auto" style:text-underline-color="font-color" fo:font-weight="bold" style:font-size-asian="22pt" style:font-weight-asian="bold" style:font-size-complex="22pt" style:font-weight-complex="bold"/>
    </style:style>
    <style:style style:name="P2" style:family="paragraph" style:parent-style-name="Standard" style:list-style-name="L1">
      <style:paragraph-properties fo:margin-left="1.27cm" fo:margin-right="0cm" fo:text-indent="-0.265cm" style:auto-text-indent="false">
        <style:tab-stops/>
      </style:paragraph-properties>
    </style:style>
    <style:style style:name="P3" style:family="paragraph" style:parent-style-name="Standard" style:list-style-name="L1">
      <style:paragraph-properties fo:margin-left="1.27cm" fo:margin-right="0cm" fo:text-indent="-0.265cm" style:auto-text-indent="false">
        <style:tab-stops/>
      </style:paragraph-properties>
      <style:text-properties fo:color="#666666"/>
    </style:style>
    <style:style style:name="P4" style:family="paragraph" style:parent-style-name="Standard" style:list-style-name="L1">
      <style:paragraph-properties fo:margin-left="1.27cm" fo:margin-right="0cm" fo:text-indent="-0.265cm" style:auto-text-indent="false">
        <style:tab-stops/>
      </style:paragraph-properties>
      <style:text-properties fo:color="#000000"/>
    </style:style>
    <style:style style:name="P5" style:family="paragraph" style:parent-style-name="Standard" style:list-style-name="L1">
      <style:paragraph-properties fo:margin-left="1.27cm" fo:margin-right="0cm" fo:text-indent="-0.265cm" style:auto-text-indent="false">
        <style:tab-stops/>
      </style:paragraph-properties>
      <style:text-properties fo:color="#8080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s ADMINISTRATEUR</text:p>
      <text:p text:style-name="P1"/>
      <text:list xml:id="list222467563" text:style-name="L1">
        <text:list-item>
          <text:p text:style-name="P2">Créer un compte : </text:p>
          <text:p text:style-name="P2">L'administrateur clique sur " gérer compte ", puis sur " créer un compte " renseigne les infos et sélectionne le type de compte (élève, prof ou personnel). En fonction du type, des champs supplémentaires s'ajoutent (cours enseignés, fonctions...).</text:p>
          <text:p text:style-name="P2"/>
        </text:list-item>
        <text:list-item>
          <text:p text:style-name="P2">Modifier un compte : <text:s/></text:p>
          <text:p text:style-name="P2">L'administrateur clique sur <text:s/>" gérer compte ", puis sur " modifier un compte ". Il entre le nom de la personne concernée et clique sur modifier. Il peut alors modifier le compte, puis il clique sur enregistrer.</text:p>
          <text:p text:style-name="P2"/>
        </text:list-item>
        <text:list-item>
          <text:p text:style-name="P2">Supprimer un compte : <text:s/></text:p>
          <text:p text:style-name="P2">L'administrateur clique sur <text:s/>" gérer compte ", puis sur " supprimer un compte ". <text:s/>Il entre le nom de la personne concernée et clique sur " supprimer ", un message de confirmation s'affiche.</text:p>
          <text:p text:style-name="P2"/>
        </text:list-item>
        <text:list-item>
          <text:p text:style-name="P2">Créer un dossier : <text:s/></text:p>
          <text:p text:style-name="P2">L'administrateur clique sur " gérer les dossiers ", puis sur " créer un dossier ". Il renseigne les informations concernant ce dossier puis clique sur enregistrer.</text:p>
          <text:p text:style-name="P2"/>
        </text:list-item>
        <text:list-item>
          <text:p text:style-name="P2">Modifier un dossier : <text:s/></text:p>
          <text:p text:style-name="P2">L'administrateur clique sur " gérer les dossiers", puis sur " modifier un dossier". Il donne le nom du dossier, puis modifie le dossier (nom du dossier, droits d'accès...).</text:p>
          <text:p text:style-name="P2"><text:tab/></text:p>
        </text:list-item>
        <text:list-item>
          <text:p text:style-name="P2">Supprimer un dossier : <text:s/></text:p>
          <text:p text:style-name="P2">L'administrateur clique sur <text:s/>" gérer les dossiers", puis sur " supprimer un dossier". <text:s/>Il entre l'abréviation du dossier concernée et clique sur " supprimer ", un message de confirmation s'affiche.</text:p>
          <text:p text:style-name="P3"/>
        </text:list-item>
        <text:list-item>
          <text:p text:style-name="P4">Créer un département : <text:s/></text:p>
          <text:p text:style-name="P4">L'administrateur clique sur " gérer les départements ", puis sur " créer un département ", il renseigne les informations du département, puis enregistre.</text:p>
          <text:p text:style-name="P4"/>
        </text:list-item>
        <text:list-item>
          <text:p text:style-name="P5">Supprimer un département : <text:s/></text:p>
          <text:p text:style-name="P5">L'administrateur clique sur " gérer les départements ", puis sur " supprimer un département " , un message de confirmation s'affiche.</text:p>
          <text:p text:style-name="P4"/>
        </text:list-item>
        <text:list-item>
          <text:p text:style-name="P4">Modifier les droits d'une personne :</text:p>
          <text:p text:style-name="P4">L'administrateur clique sur « gérer les droits », puis il recherche la personne dont il veut modifier les droits. Chaque dossier est afficher avec le droit courant, il sélectionne le nouveau droit dans la liste et val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Andika Basic" svg:font-family="'Andika Basic'"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urelie </meta:initial-creator>
    <meta:creation-date>2011-10-20T16:08:53</meta:creation-date>
    <dc:date>2011-11-23T13:13:16</dc:date>
    <meta:editing-duration>PT48M16S</meta:editing-duration>
    <meta:editing-cycles>23</meta:editing-cycles>
    <meta:generator>OpenOffice.org/3.3$Unix OpenOffice.org_project/330m20$Build-9567</meta:generator>
    <meta:document-statistic meta:table-count="0" meta:image-count="0" meta:object-count="0" meta:page-count="1" meta:paragraph-count="20" meta:word-count="323" meta:character-count="1955"/>
  </office:meta>
</office:document-meta>
</file>